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INF251 Presentation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The group</text:p>
            <text:p/>
            <text:p/>
            <text:p/>
            <text:p>Kristian Os &amp; Karl Erik Erik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odel (Assign. 1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bit confusing</text:p>
              </text:list-item>
              <text:list-item>
                <text:p>Tried default colours.</text:p>
              </text:list-item>
              <text:list-item>
                <text:p>Applied photos at the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Rendering (Assign. 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uggles</text:p>
                <text:list>
                  <text:list-item>
                    <text:p>C++</text:p>
                  </text:list-item>
                  <text:list-item>
                    <text:p>Opengl</text:p>
                  </text:list-item>
                  <text:list-item>
                    <text:p>Math?</text:p>
                  </text:list-item>
                </text:list>
              </text:list-item>
              <text:list-item>
                <text:p>Looked ok at the end.</text:p>
              </text:list-item>
              <text:list-item>
                <text:p>Something looked off... (interes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Texturing (Assign. 3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y hard</text:p>
              </text:list-item>
              <text:list-item>
                <text:p>More struggles.</text:p>
              </text:list-item>
              <text:list-item>
                <text:p>Looked wrong.</text:p>
              </text:list-item>
              <text:list-item>
                <text:p>Fixed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ap of Bergen (Assign. 4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ok a lot of work.</text:p>
              </text:list-item>
              <text:list-item>
                <text:p>Tried billboarding and skybox, but failed.</text:p>
              </text:list-item>
              <text:list-item>
                <text:p>What is multiple shaders?</text:p>
              </text:list-item>
              <text:list-item>
                <text:p>Managed at the end.</text:p>
              </text:list-item>
              <text:list-item>
                <text:p>Automatic movement was a pain...</text:p>
              </text:list-item>
              <text:list-item>
                <text:p>FO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inal Though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arned a lot, but lots of difficulties.</text:p>
              </text:list-item>
              <text:list-item>
                <text:p>Still struggling (C++, OpenGL and Math)</text:p>
              </text:list-item>
              <text:list-item>
                <text:p>But better.</text:p>
              </text:list-item>
              <text:list-item>
                <text:p>Live demo...(We hope!)<text:line-break/></text:p>
                <text:p/>
                <text:p>Make it so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1:38:58.425000000</meta:creation-date>
    <dc:date>2016-12-06T11:50:04.046000000</dc:date>
    <meta:editing-duration>PT5S</meta:editing-duration>
    <meta:editing-cycles>1</meta:editing-cycles>
    <meta:document-statistic meta:object-count="59"/>
    <meta:generator>LibreOffice/5.2.1.2$Windows_X86_64 LibreOffice_project/31dd62db80d4e60af04904455ec9c9219178d620</meta:generator>
  </office:meta>
</office:document-meta>
</file>